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014cm" fo:min-width="6.148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5cm" fo:min-width="7.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55cm" fo:min-width="7.9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75cm" fo:min-width="7.7cm"/>
      <style:paragraph-properties style:writing-mode="lr-tb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2.2cm" fo:min-width="2.0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35cm" fo:min-width="7.1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05cm" fo:min-width="5.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6.4cm"/>
      <style:paragraph-properties style:writing-mode="lr-tb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2.5cm" fo:min-width="4.3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5cm" fo:min-width="8.4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7.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261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10.8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35cm" fo:min-width="13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6.6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45cm" fo:min-width="6.6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5cm" fo:min-width="8.2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57cm" fo:min-width="3.026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65cm" fo:min-width="6.6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448cm" fo:min-width="6.1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39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4.521cm"/>
      <style:paragraph-properties style:writing-mode="lr-tb"/>
    </style:style>
    <style:style style:name="gr26" style:family="graphic" style:parent-style-name="standard">
      <style:graphic-properties draw:stroke="none" draw:fill="none" fo:min-height="4.52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ato" fo:font-size="34.2999992370605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999999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fo:background-color="#ffffff"/>
    </style:style>
    <style:style style:name="P10" style:family="paragraph">
      <loext:graphic-properties draw:fill="solid"/>
      <style:paragraph-properties fo:text-align="center" style:writing-mode="lr-tb"/>
      <style:text-properties fo:color="#ffffff" fo:background-color="transparent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color="#dddddd" style:font-name="Lato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Lato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ff"/>
    </style:style>
    <style:style style:name="T5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91cm" svg:height="1.7cm" svg:x="3.8cm" svg:y="1.2cm">
          <draw:text-box>
            <text:p><text:span text:style-name="T1">FlowName</text:span><text:span text:style-name="T2"> : OnBoardUser</text:span></text:p>
          </draw:text-box>
        </draw:frame>
        <draw:custom-shape draw:style-name="gr2" draw:text-style-name="P3" xml:id="id1" draw:id="id1" draw:layer="layout" svg:width="9.4cm" svg:height="3.2cm" svg:x="6.2cm" svg:y="2.7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8.4cm" svg:height="2.5cm" svg:x="6.6cm" svg:y="6.7cm">
          <text:p text:style-name="P2">WelcomeScre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9cm" svg:y1="5.9cm" svg:x2="10.8cm" svg:y2="6.7cm" draw:start-shape="id1" draw:start-glue-point="8" draw:end-shape="id2" draw:end-glue-point="0" svg:d="M10900 5900l-100 800" svg:viewBox="0 0 101 801">
          <text:p/>
        </draw:connector>
        <draw:custom-shape draw:style-name="gr5" draw:text-style-name="P3" xml:id="id5" draw:id="id5" draw:layer="layout" svg:width="8.4cm" svg:height="2.8cm" svg:x="12.1cm" svg:y="16.1cm">
          <text:p text:style-name="P2">Home Screen </text:p>
          <text:p text:style-name="P2">with List of Stories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8.2cm" svg:height="3cm" svg:x="1cm" svg:y="15.6cm">
          <text:p text:style-name="P2">WalkThrough:HowWeHelp</text:p>
          <text:p text:style-name="P2">Scre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1cm" svg:y1="12.85cm" svg:x2="5.1cm" svg:y2="15.6cm" draw:start-shape="id3" draw:start-glue-point="5" draw:end-shape="id4" draw:end-glue-point="0" svg:d="M8100 12850h-3000v2750" svg:viewBox="0 0 3001 2751">
          <text:p/>
        </draw:connector>
        <draw:connector draw:style-name="gr4" draw:text-style-name="P4" draw:layer="layout" svg:x1="13.2cm" svg:y1="12.85cm" svg:x2="16.3cm" svg:y2="16.1cm" draw:start-shape="id3" draw:start-glue-point="7" draw:end-shape="id5" draw:end-glue-point="0" svg:d="M13200 12850h3100v3250" svg:viewBox="0 0 3101 3251">
          <text:p/>
        </draw:connector>
        <draw:custom-shape draw:style-name="gr7" draw:text-style-name="P6" xml:id="id3" draw:id="id3" draw:layer="layout" svg:width="5.1cm" svg:height="4.9cm" svg:x="8.1cm" svg:y="10.4cm">
          <text:p text:style-name="P5"><text:span text:style-name="T3">KnowMore</text:span></text:p>
          <text:p text:style-name="P5"><text:span text:style-name="T3"><text:s/></text:span><text:span text:style-name="T3">or Ski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0.8cm" svg:y1="9.2cm" svg:x2="10.65cm" svg:y2="10.4cm" draw:start-shape="id2" draw:start-glue-point="2" draw:end-shape="id3" draw:end-glue-point="4" svg:d="M10800 9200v600h-150v600" svg:viewBox="0 0 151 1201">
          <text:p/>
        </draw:connector>
        <draw:custom-shape draw:style-name="gr8" draw:text-style-name="P3" xml:id="id6" draw:id="id6" draw:layer="layout" svg:width="7.6cm" svg:height="2.6cm" svg:x="1.3cm" svg:y="19.5cm">
          <text:p text:style-name="P2">Get Details from Us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1cm" svg:y1="18.6cm" svg:x2="5.1cm" svg:y2="19.5cm" draw:start-shape="id4" draw:start-glue-point="2" draw:end-shape="id6" svg:d="M5100 18600v900" svg:viewBox="0 0 1 901">
          <text:p/>
        </draw:connector>
        <draw:custom-shape draw:style-name="gr9" draw:text-style-name="P3" xml:id="id7" draw:id="id7" draw:layer="layout" svg:width="6.3cm" svg:height="2.3cm" svg:x="2.1cm" svg:y="23.5cm">
          <text:p text:style-name="P2">Wait Dialog – Finding </text:p>
          <text:p text:style-name="P2">Best match sto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1cm" svg:y1="22.1cm" svg:x2="5.25cm" svg:y2="23.5cm" draw:start-shape="id6" draw:start-glue-point="2" draw:end-shape="id7" svg:d="M5100 22100v700h150v700" svg:viewBox="0 0 151 1401">
          <text:p/>
        </draw:connector>
        <draw:custom-shape draw:style-name="gr10" draw:text-style-name="P3" xml:id="id8" draw:id="id8" draw:layer="layout" svg:width="6.9cm" svg:height="1.6cm" svg:x="2cm" svg:y="27.1cm">
          <text:p text:style-name="P2">Story Scre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25cm" svg:y1="25.8cm" svg:x2="5.45cm" svg:y2="27.1cm" draw:start-shape="id7" draw:start-glue-point="2" draw:end-shape="id8" svg:d="M5250 25800v650h200v650" svg:viewBox="0 0 201 1301">
          <text:p/>
        </draw:connector>
      </draw:page>
      <draw:page draw:name="page2" draw:style-name="dp1" draw:master-page-name="Default">
        <draw:frame draw:style-name="gr1" draw:text-style-name="P1" draw:layer="layout" svg:width="13.691cm" svg:height="1.7cm" svg:x="3.8cm" svg:y="1.2cm">
          <draw:text-box>
            <text:p><text:span text:style-name="T1">FlowName</text:span><text:span text:style-name="T2"> : Find a Story </text:span></text:p>
          </draw:text-box>
        </draw:frame>
        <draw:custom-shape draw:style-name="gr2" draw:text-style-name="P3" xml:id="id11" draw:id="id11" draw:layer="layout" svg:width="9.4cm" svg:height="3.2cm" svg:x="5.9cm" svg:y="2.7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8.4cm" svg:height="2.8cm" svg:x="6.4cm" svg:y="7.4cm">
          <text:p text:style-name="P2">Home Screen </text:p>
          <text:p text:style-name="P2">with List of Stories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8.4cm" svg:height="2.8cm" svg:x="0.7cm" svg:y="13.3cm">
          <text:p text:style-name="P2">Select filters : Browse By :</text:p>
          <text:p text:style-name="P2">Hashtag or full text search.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cm" svg:y1="10.2cm" svg:x2="4.9cm" svg:y2="13.3cm" draw:start-shape="id9" draw:end-shape="id10" svg:d="M10600 10200v1550h-5700v1550" svg:viewBox="0 0 5701 3101">
          <text:p/>
        </draw:connector>
        <draw:custom-shape draw:style-name="gr5" draw:text-style-name="P3" xml:id="id14" draw:id="id14" draw:layer="layout" svg:width="8.4cm" svg:height="2.8cm" svg:x="1.3cm" svg:y="26.2cm">
          <text:p text:style-name="P2">Present the Sto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cm" svg:y1="5.9cm" svg:x2="10.6cm" svg:y2="7.4cm" draw:start-shape="id11" draw:start-glue-point="8" draw:end-shape="id9" draw:end-glue-point="0" svg:d="M10600 5900v1500" svg:viewBox="0 0 1 1501">
          <text:p/>
        </draw:connector>
        <draw:custom-shape draw:style-name="gr5" draw:text-style-name="P3" xml:id="id12" draw:id="id12" draw:layer="layout" svg:width="8.4cm" svg:height="2.8cm" svg:x="11.5cm" svg:y="12.8cm">
          <text:p text:style-name="P2">Recommend me a sto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cm" svg:y1="10.2cm" svg:x2="15.7cm" svg:y2="12.8cm" draw:start-shape="id9" draw:start-glue-point="2" draw:end-shape="id12" svg:d="M10600 10200v1300h5100v1300" svg:viewBox="0 0 5101 2601">
          <text:p/>
        </draw:connector>
        <draw:custom-shape draw:style-name="gr11" draw:text-style-name="P7" xml:id="id13" draw:id="id13" draw:layer="layout" svg:width="9.6cm" svg:height="5.5cm" svg:x="10.3cm" svg:y="16.8cm">
          <text:p text:style-name="P2">Has user entered,</text:p>
          <text:p text:style-name="P2">Details during onboard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5.7cm" svg:y1="15.6cm" svg:x2="15.1cm" svg:y2="16.8cm" draw:start-shape="id12" draw:start-glue-point="2" draw:end-shape="id13" draw:end-glue-point="4" svg:d="M15700 15600v600h-600v600" svg:viewBox="0 0 601 1201">
          <text:p/>
        </draw:connector>
        <draw:connector draw:style-name="gr12" draw:text-style-name="P9" draw:layer="layout" svg:x1="10.3cm" svg:y1="19.55cm" svg:x2="5.5cm" svg:y2="26.2cm" draw:start-shape="id13" draw:start-glue-point="5" draw:end-shape="id14" svg:d="M10300 19550h-4800v6650" svg:viewBox="0 0 4801 6651">
          <text:p text:style-name="P8"><text:span text:style-name="T4">Yes</text:span></text:p>
        </draw:connector>
        <draw:custom-shape draw:style-name="gr8" draw:text-style-name="P3" xml:id="id15" draw:id="id15" draw:layer="layout" svg:width="7.6cm" svg:height="2.6cm" svg:x="12.1cm" svg:y="24.1cm">
          <text:p text:style-name="P2">Get Details from User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15.1cm" svg:y1="22.3cm" svg:x2="15.9cm" svg:y2="24.1cm" draw:start-shape="id13" draw:start-glue-point="6" draw:end-shape="id15" draw:end-glue-point="0" svg:d="M15100 22300v901h800v899" svg:viewBox="0 0 801 1801">
          <text:p text:style-name="P8"><text:span text:style-name="T4">No</text:span></text:p>
        </draw:connector>
        <draw:connector draw:style-name="gr4" draw:text-style-name="P4" draw:layer="layout" svg:x1="15.9cm" svg:y1="26.7cm" svg:x2="9.7cm" svg:y2="27.6cm" draw:start-shape="id15" draw:start-glue-point="2" draw:end-shape="id14" svg:d="M15900 26700v900h-6200" svg:viewBox="0 0 6201 901">
          <text:p/>
        </draw:connector>
      </draw:page>
      <draw:page draw:name="page3" draw:style-name="dp1" draw:master-page-name="Default">
        <draw:frame draw:style-name="gr1" draw:text-style-name="P1" draw:layer="layout" svg:width="13.691cm" svg:height="1.7cm" svg:x="3.8cm" svg:y="1.2cm">
          <draw:text-box>
            <text:p><text:span text:style-name="T1">FlowName</text:span><text:span text:style-name="T2"> : Like a Story </text:span></text:p>
          </draw:text-box>
        </draw:frame>
        <draw:custom-shape draw:style-name="gr2" draw:text-style-name="P3" xml:id="id16" draw:id="id16" draw:layer="layout" svg:width="9.4cm" svg:height="3.2cm" svg:x="5.901cm" svg:y="2.701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7" draw:id="id17" draw:layer="layout" svg:width="6.9cm" svg:height="1.6cm" svg:x="7.2cm" svg:y="10.1cm">
          <text:p text:style-name="P2">Story Screen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10.601cm" svg:y1="5.901cm" svg:x2="10.65cm" svg:y2="10.1cm" draw:start-shape="id16" draw:start-glue-point="8" draw:end-shape="id17" draw:end-glue-point="0" svg:d="M10601 5901v2100h49v2099" svg:viewBox="0 0 50 4200">
          <text:p text:style-name="P8"><text:span text:style-name="T5">via Find a story or through Onboarding flow</text:span></text:p>
        </draw:connector>
        <draw:custom-shape draw:style-name="gr10" draw:text-style-name="P3" xml:id="id18" draw:id="id18" draw:layer="layout" svg:width="6.9cm" svg:height="1.6cm" svg:x="7.2cm" svg:y="13.7cm">
          <text:p text:style-name="P2">Tap to open sto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5cm" svg:y1="11.7cm" svg:x2="10.65cm" svg:y2="13.7cm" draw:start-shape="id17" draw:start-glue-point="2" draw:end-shape="id18" draw:end-glue-point="0" svg:d="M10650 11700v2000" svg:viewBox="0 0 1 2001">
          <text:p/>
        </draw:connector>
        <draw:custom-shape draw:style-name="gr10" draw:text-style-name="P3" xml:id="id19" draw:id="id19" draw:layer="layout" svg:width="6.9cm" svg:height="1.6cm" svg:x="7.2cm" svg:y="16.7cm">
          <text:p text:style-name="P2">Tap on heart butto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5cm" svg:y1="15.3cm" svg:x2="10.65cm" svg:y2="16.7cm" draw:start-shape="id18" draw:start-glue-point="2" draw:end-shape="id19" draw:end-glue-point="0" svg:d="M10650 15300v1400" svg:viewBox="0 0 1 1401">
          <text:p/>
        </draw:connector>
        <draw:custom-shape draw:style-name="gr7" draw:text-style-name="P6" xml:id="id20" draw:id="id20" draw:layer="layout" svg:width="5.1cm" svg:height="4.9cm" svg:x="8.1cm" svg:y="19.4cm">
          <text:p text:style-name="P5"><text:span text:style-name="T3">IsUserLogged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21" draw:id="id21" draw:layer="layout" svg:width="8.9cm" svg:height="1.6cm" svg:x="2.6cm" svg:y="26.4cm">
          <text:p text:style-name="P2">Increase like count of Story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8.1cm" svg:y1="21.85cm" svg:x2="7.05cm" svg:y2="26.4cm" draw:start-shape="id20" draw:start-glue-point="5" draw:end-shape="id21" svg:d="M8100 21850h-1050v4550" svg:viewBox="0 0 1051 4551">
          <text:p text:style-name="P8"><text:span text:style-name="T4">Yes</text:span></text:p>
        </draw:connector>
        <draw:connector draw:style-name="gr12" draw:text-style-name="P9" draw:layer="layout" svg:x1="13.2cm" svg:y1="21.85cm" svg:x2="16.6cm" svg:y2="24cm" draw:start-shape="id20" draw:start-glue-point="7" draw:end-shape="id22" draw:end-glue-point="0" svg:d="M13200 21850h3400v2150" svg:viewBox="0 0 3401 2151">
          <text:p text:style-name="P8"><text:span text:style-name="T4">No</text:span></text:p>
        </draw:connector>
        <draw:custom-shape draw:style-name="gr14" draw:text-style-name="P3" xml:id="id22" draw:id="id22" draw:layer="layout" svg:width="8.2cm" svg:height="1.6cm" svg:x="12.5cm" svg:y="24cm">
          <text:p text:style-name="P2">PresentSocialLoginOption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6.6cm" svg:y1="25.6cm" svg:x2="11.5cm" svg:y2="27.2cm" draw:start-shape="id22" draw:start-glue-point="2" draw:end-shape="id21" svg:d="M16600 25600v1600h-5100" svg:viewBox="0 0 5101 1601">
          <text:p/>
        </draw:connector>
        <draw:connector draw:style-name="gr4" draw:text-style-name="P4" draw:layer="layout" svg:x1="10.65cm" svg:y1="18.3cm" svg:x2="10.65cm" svg:y2="19.4cm" draw:start-shape="id19" draw:start-glue-point="2" draw:end-shape="id20" svg:d="M10650 18300v1100" svg:viewBox="0 0 1 1101">
          <text:p/>
        </draw:connector>
      </draw:page>
      <draw:page draw:name="page4" draw:style-name="dp1" draw:master-page-name="Default">
        <draw:frame draw:style-name="gr15" draw:text-style-name="P1" draw:layer="layout" svg:width="13.691cm" svg:height="2.511cm" svg:x="3.8cm" svg:y="1.2cm">
          <draw:text-box>
            <text:p><text:span text:style-name="T1">FlowName</text:span><text:span text:style-name="T2"> : List Liked Stories</text:span></text:p>
          </draw:text-box>
        </draw:frame>
        <draw:custom-shape draw:style-name="gr2" draw:text-style-name="P3" xml:id="id23" draw:id="id23" draw:layer="layout" svg:width="9.4cm" svg:height="3.2cm" svg:x="6cm" svg:y="5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24" draw:id="id24" draw:layer="layout" svg:width="6.9cm" svg:height="1.6cm" svg:x="7.3cm" svg:y="10.9cm">
          <text:p text:style-name="P2">Open Navigation Drawer</text:p>
          <draw:enhanced-geometry svg:viewBox="0 0 21600 21600" draw:type="rectangle" draw:enhanced-path="M 0 0 L 21600 0 21600 21600 0 21600 0 0 Z N"/>
        </draw:custom-shape>
        <draw:custom-shape draw:style-name="gr10" draw:text-style-name="P3" xml:id="id25" draw:id="id25" draw:layer="layout" svg:width="6.9cm" svg:height="1.6cm" svg:x="7.2cm" svg:y="14.4cm">
          <text:p text:style-name="P2">Tap Liked Stories</text:p>
          <draw:enhanced-geometry svg:viewBox="0 0 21600 21600" draw:type="rectangle" draw:enhanced-path="M 0 0 L 21600 0 21600 21600 0 21600 0 0 Z N"/>
        </draw:custom-shape>
        <draw:custom-shape draw:style-name="gr10" draw:text-style-name="P3" xml:id="id26" draw:id="id26" draw:layer="layout" svg:width="6.9cm" svg:height="1.6cm" svg:x="7.3cm" svg:y="19cm">
          <text:p text:style-name="P2">LikedStoriesScre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7cm" svg:y1="8.2cm" svg:x2="10.75cm" svg:y2="10.9cm" draw:start-shape="id23" draw:start-glue-point="8" draw:end-shape="id24" draw:end-glue-point="0" svg:d="M10700 8200v1351h50v1349" svg:viewBox="0 0 51 2701">
          <text:p/>
        </draw:connector>
        <draw:connector draw:style-name="gr4" draw:text-style-name="P4" draw:layer="layout" svg:x1="10.75cm" svg:y1="12.5cm" svg:x2="10.65cm" svg:y2="14.4cm" draw:start-shape="id24" draw:start-glue-point="2" draw:end-shape="id25" draw:end-glue-point="0" svg:d="M10750 12500v950h-100v950" svg:viewBox="0 0 101 1901">
          <text:p/>
        </draw:connector>
        <draw:connector draw:style-name="gr4" draw:text-style-name="P4" draw:layer="layout" svg:x1="10.65cm" svg:y1="16cm" svg:x2="10.75cm" svg:y2="19cm" draw:start-shape="id25" draw:start-glue-point="2" draw:end-shape="id26" draw:end-glue-point="0" svg:d="M10650 16000v1500h100v1500" svg:viewBox="0 0 101 3001">
          <text:p/>
        </draw:connector>
      </draw:page>
      <draw:page draw:name="page5" draw:style-name="dp1" draw:master-page-name="Default">
        <draw:frame draw:style-name="gr1" draw:text-style-name="P1" draw:layer="layout" svg:width="13.691cm" svg:height="1.7cm" svg:x="3.8cm" svg:y="1.2cm">
          <draw:text-box>
            <text:p><text:span text:style-name="T1">FlowName</text:span><text:span text:style-name="T2"> : </text:span></text:p>
          </draw:text-box>
        </draw:frame>
        <draw:frame draw:style-name="gr1" draw:text-style-name="P1" draw:layer="layout" svg:width="13.691cm" svg:height="1.7cm" svg:x="3.8cm" svg:y="1.201cm">
          <draw:text-box>
            <text:p><text:span text:style-name="T1">FlowName</text:span><text:span text:style-name="T2"> : Share a Story </text:span></text:p>
          </draw:text-box>
        </draw:frame>
        <draw:custom-shape draw:style-name="gr2" draw:text-style-name="P3" xml:id="id27" draw:id="id27" draw:layer="layout" svg:width="9.4cm" svg:height="3.2cm" svg:x="6cm" svg:y="3.4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28" draw:id="id28" draw:layer="layout" svg:width="6.9cm" svg:height="1.6cm" svg:x="7.2cm" svg:y="10.101cm">
          <text:p text:style-name="P2">Story Screen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10.7cm" svg:y1="6.6cm" svg:x2="10.65cm" svg:y2="10.101cm" draw:start-shape="id27" draw:start-glue-point="8" draw:end-shape="id28" draw:end-glue-point="0" svg:d="M10700 6600v1751h-50v1750" svg:viewBox="0 0 51 3502">
          <text:p text:style-name="P8"><text:span text:style-name="T5">via Find a story or through Onboarding flow</text:span></text:p>
        </draw:connector>
        <draw:custom-shape draw:style-name="gr10" draw:text-style-name="P3" xml:id="id29" draw:id="id29" draw:layer="layout" svg:width="6.9cm" svg:height="1.6cm" svg:x="7.2cm" svg:y="13.701cm">
          <text:p text:style-name="P2">Tap to open sto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5cm" svg:y1="11.701cm" svg:x2="10.65cm" svg:y2="13.701cm" draw:start-shape="id28" draw:start-glue-point="2" draw:end-shape="id29" draw:end-glue-point="0" svg:d="M10650 11701v2000" svg:viewBox="0 0 1 2001">
          <text:p/>
        </draw:connector>
        <draw:custom-shape draw:style-name="gr10" draw:text-style-name="P3" xml:id="id30" draw:id="id30" draw:layer="layout" svg:width="6.9cm" svg:height="1.6cm" svg:x="7.2cm" svg:y="16.701cm">
          <text:p text:style-name="P2">Tap on share butto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5cm" svg:y1="15.301cm" svg:x2="10.65cm" svg:y2="16.701cm" draw:start-shape="id29" draw:start-glue-point="2" draw:end-shape="id30" draw:end-glue-point="0" svg:d="M10650 15301v1400" svg:viewBox="0 0 1 1401">
          <text:p/>
        </draw:connector>
        <draw:connector draw:style-name="gr4" draw:text-style-name="P4" draw:layer="layout" svg:x1="10.65cm" svg:y1="18.301cm" svg:x2="10.65cm" svg:y2="19.401cm" draw:start-shape="id30" draw:start-glue-point="2" svg:d="M10650 18301v1100" svg:viewBox="0 0 1 1101">
          <text:p/>
        </draw:connector>
        <draw:custom-shape draw:style-name="gr16" draw:text-style-name="P3" draw:layer="layout" svg:width="11.3cm" svg:height="1.6cm" svg:x="6.1cm" svg:y="19.7cm">
          <text:p text:style-name="P2">Present social sharing options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" draw:text-style-name="P1" draw:layer="layout" svg:width="13.691cm" svg:height="1.7cm" svg:x="3.909cm" svg:y="0.646cm">
          <draw:text-box>
            <text:p><text:span text:style-name="T1">FlowName</text:span><text:span text:style-name="T2"> : Add a Story</text:span></text:p>
          </draw:text-box>
        </draw:frame>
        <draw:custom-shape draw:style-name="gr2" draw:text-style-name="P3" xml:id="id31" draw:id="id31" draw:layer="layout" svg:width="9.4cm" svg:height="3.2cm" svg:x="5.902cm" svg:y="2.703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2" draw:id="id32" draw:layer="layout" svg:width="13.5cm" svg:height="1.6cm" svg:x="3.6cm" svg:y="8.2cm">
          <text:p text:style-name="P2">Tap add a Story icon (HomeScreen&gt;AppBar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02cm" svg:y1="5.903cm" svg:x2="10.35cm" svg:y2="8.2cm" draw:start-shape="id31" draw:start-glue-point="8" draw:end-shape="id32" svg:d="M10602 5903v1149h-252v1148" svg:viewBox="0 0 253 2298">
          <text:p/>
        </draw:connector>
        <draw:connector draw:style-name="gr4" draw:text-style-name="P4" draw:layer="layout" svg:x1="10.35cm" svg:y1="9.8cm" svg:x2="9.89cm" svg:y2="12.955cm" draw:start-shape="id32" svg:d="M10350 9800v1828h-460v1327" svg:viewBox="0 0 461 3156">
          <text:p/>
        </draw:connector>
        <draw:custom-shape draw:style-name="gr18" draw:text-style-name="P3" xml:id="id33" draw:id="id33" draw:layer="layout" svg:width="7.1cm" svg:height="1.5cm" svg:x="6.8cm" svg:y="13cm">
          <text:p text:style-name="P2">1. Add Cover Photo</text:p>
          <draw:enhanced-geometry svg:viewBox="0 0 21600 21600" draw:type="rectangle" draw:enhanced-path="M 0 0 L 21600 0 21600 21600 0 21600 0 0 Z N"/>
        </draw:custom-shape>
        <draw:custom-shape draw:style-name="gr19" draw:text-style-name="P3" xml:id="id34" draw:id="id34" draw:layer="layout" svg:width="7.1cm" svg:height="1.7cm" svg:x="7.2cm" svg:y="15.5cm">
          <text:p text:style-name="P2">2. Add Story</text:p>
          <draw:enhanced-geometry svg:viewBox="0 0 21600 21600" draw:type="rectangle" draw:enhanced-path="M 0 0 L 21600 0 21600 21600 0 21600 0 0 Z N"/>
        </draw:custom-shape>
        <draw:custom-shape draw:style-name="gr20" draw:text-style-name="P3" xml:id="id35" draw:id="id35" draw:layer="layout" svg:width="8.7cm" svg:height="1.8cm" svg:x="6.8cm" svg:y="18.1cm">
          <text:p text:style-name="P2">3. Add Exercises (Mandatory)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6cm" svg:height="1.3cm" svg:x="7.3cm" svg:y="10.8cm">
          <text:p text:style-name="P2">LoginFlo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3" xml:id="id36" draw:id="id36" draw:layer="layout" svg:width="7.1cm" svg:height="1.9cm" svg:x="7.3cm" svg:y="20.9cm">
          <text:p text:style-name="P2">4. Add Diet (Optional)</text:p>
          <draw:enhanced-geometry svg:viewBox="0 0 21600 21600" draw:type="rectangle" draw:enhanced-path="M 0 0 L 21600 0 21600 21600 0 21600 0 0 Z N"/>
        </draw:custom-shape>
        <draw:custom-shape draw:style-name="gr22" draw:text-style-name="P3" xml:id="id37" draw:id="id37" draw:layer="layout" svg:width="7.1cm" svg:height="1.9cm" svg:x="7.2cm" svg:y="23.7cm">
          <text:p text:style-name="P2">Submit</text:p>
          <draw:enhanced-geometry svg:viewBox="0 0 21600 21600" draw:type="rectangle" draw:enhanced-path="M 0 0 L 21600 0 21600 21600 0 21600 0 0 Z N"/>
        </draw:custom-shape>
        <draw:custom-shape draw:style-name="gr23" draw:text-style-name="P3" xml:id="id38" draw:id="id38" draw:layer="layout" svg:width="9.4cm" svg:height="2.4cm" svg:x="5.8cm" svg:y="27.1cm">
          <text:p text:style-name="P2">MySto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0.35cm" svg:y1="14.5cm" svg:x2="10.75cm" svg:y2="15.5cm" draw:start-shape="id33" draw:start-glue-point="2" draw:end-shape="id34" draw:end-glue-point="0" svg:d="M10350 14500v500h400v500" svg:viewBox="0 0 401 1001">
          <text:p/>
        </draw:connector>
        <draw:connector draw:style-name="gr4" draw:text-style-name="P4" draw:layer="layout" svg:x1="10.75cm" svg:y1="17.2cm" svg:x2="11.15cm" svg:y2="18.1cm" draw:start-shape="id34" draw:start-glue-point="2" draw:end-shape="id35" draw:end-glue-point="0" svg:d="M10750 17200v450h400v450" svg:viewBox="0 0 401 901">
          <text:p/>
        </draw:connector>
        <draw:connector draw:style-name="gr4" draw:text-style-name="P4" draw:layer="layout" svg:x1="11.15cm" svg:y1="19.9cm" svg:x2="10.85cm" svg:y2="20.9cm" draw:start-shape="id35" draw:start-glue-point="2" draw:end-shape="id36" draw:end-glue-point="0" svg:d="M11150 19900v500h-300v500" svg:viewBox="0 0 301 1001">
          <text:p/>
        </draw:connector>
        <draw:connector draw:style-name="gr4" draw:text-style-name="P4" draw:layer="layout" svg:x1="10.85cm" svg:y1="22.8cm" svg:x2="10.75cm" svg:y2="23.7cm" draw:start-shape="id36" draw:start-glue-point="2" draw:end-shape="id37" draw:end-glue-point="0" svg:d="M10850 22800v450h-100v450" svg:viewBox="0 0 101 901">
          <text:p/>
        </draw:connector>
        <draw:connector draw:style-name="gr4" draw:text-style-name="P4" draw:layer="layout" svg:x1="10.75cm" svg:y1="25.6cm" svg:x2="10.5cm" svg:y2="27.1cm" draw:start-shape="id37" draw:start-glue-point="2" draw:end-shape="id38" draw:end-glue-point="4" svg:d="M10750 25600v750h-250v750" svg:viewBox="0 0 251 1501">
          <text:p/>
        </draw:connector>
      </draw:page>
      <draw:page draw:name="page7" draw:style-name="dp1" draw:master-page-name="Default">
        <draw:frame draw:style-name="gr1" draw:text-style-name="P1" draw:layer="layout" svg:width="8.4cm" svg:height="1.7cm" svg:x="5.9cm" svg:y="0.6cm">
          <draw:text-box>
            <text:p><text:span text:style-name="T2">Other Flows</text:span></text:p>
          </draw:text-box>
        </draw:frame>
        <draw:frame draw:style-name="gr24" draw:text-style-name="P1" draw:layer="layout" svg:width="13.691cm" svg:height="3.641cm" svg:x="2.209cm" svg:y="2.859cm">
          <draw:text-box>
            <text:p><text:span text:style-name="T2">#1. View Stories Added by me – Go to navigation drawer – Tap My Stories</text:span></text:p>
          </draw:text-box>
        </draw:frame>
        <draw:frame draw:style-name="gr24" draw:text-style-name="P1" draw:layer="layout" svg:width="13.691cm" svg:height="3.641cm" svg:x="2.4cm" svg:y="7.2cm">
          <draw:text-box>
            <text:p><text:span text:style-name="T2">#2. Login – Tap – Navigation Drawer - Login</text:span></text:p>
          </draw:text-box>
        </draw:frame>
        <draw:frame draw:style-name="gr25" draw:text-style-name="P1" draw:layer="layout" svg:width="13.691cm" svg:height="4.771cm" svg:x="2.409cm" svg:y="11.5cm">
          <draw:text-box>
            <text:p><text:span text:style-name="T2">#3. Logout – Tap – Navigation Drawer – Logout – Goes back to welcome screen</text:span></text:p>
          </draw:text-box>
        </draw:frame>
        <draw:frame draw:style-name="gr15" draw:text-style-name="P1" draw:layer="layout" svg:width="13.691cm" svg:height="2.511cm" svg:x="2.4cm" svg:y="16.989cm">
          <draw:text-box>
            <text:p><text:span text:style-name="T2">#4. Add comment on a Story</text:span></text:p>
          </draw:text-box>
        </draw:frame>
        <draw:frame draw:style-name="gr1" draw:text-style-name="P1" draw:layer="layout" svg:width="13.691cm" svg:height="1.7cm" svg:x="2.3cm" svg:y="20.3cm">
          <draw:text-box>
            <text:p><text:span text:style-name="T2">#5. Edit Your Story</text:span></text:p>
          </draw:text-box>
        </draw:frame>
        <draw:frame draw:style-name="gr26" draw:text-style-name="P11" draw:layer="layout" svg:width="11.615cm" svg:height="4.771cm" svg:x="2.085cm" svg:y="22.8cm">
          <draw:text-box>
            <text:p><text:span text:style-name="T2">#6. Report a Story – In appropriate, Miseleading,othe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9T10:19:00.600760097</meta:creation-date>
    <meta:generator>LibreOffice/6.4.1.2$Linux_X86_64 LibreOffice_project/e1ad903d8acbc5f5b474f1d8ec3defef24b8c46b</meta:generator>
    <dc:date>2020-03-04T10:04:53.312408531</dc:date>
    <meta:editing-duration>PT39M29S</meta:editing-duration>
    <meta:editing-cycles>4</meta:editing-cycles>
    <meta:document-statistic meta:object-count="89"/>
  </office:meta>
</office:document-meta>
</file>